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5f56" officeooo:paragraph-rsid="000f5f56"/>
    </style:style>
    <style:style style:name="P2" style:family="paragraph" style:parent-style-name="Text_20_body">
      <style:text-properties officeooo:rsid="000f5f56" officeooo:paragraph-rsid="000f5f56"/>
    </style:style>
    <style:style style:name="P3" style:family="paragraph" style:parent-style-name="Text_20_body" style:list-style-name="L1">
      <style:text-properties officeooo:rsid="000f5f56"/>
    </style:style>
    <style:style style:name="P4" style:family="paragraph" style:parent-style-name="Text_20_body" style:list-style-name="L2">
      <style:text-properties officeooo:rsid="000f5f56"/>
    </style:style>
    <style:style style:name="P5" style:family="paragraph" style:parent-style-name="Text_20_body" style:list-style-name="L3">
      <style:text-properties officeooo:rsid="000f5f56"/>
    </style:style>
    <style:style style:name="P6" style:family="paragraph" style:parent-style-name="Text_20_body" style:list-style-name="L4">
      <style:text-properties officeooo:rsid="000f5f56"/>
    </style:style>
    <style:style style:name="P7" style:family="paragraph" style:parent-style-name="Text_20_body">
      <style:text-properties officeooo:paragraph-rsid="000f5f56"/>
    </style:style>
    <style:style style:name="P8" style:family="paragraph" style:parent-style-name="Standard">
      <style:text-properties officeooo:paragraph-rsid="000f5f56"/>
    </style:style>
    <style:style style:name="T1" style:family="text">
      <style:text-properties officeooo:rsid="000f5f56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hter/Interceptor Aircrafts<text:line-break/><text:line-break/>Supermarine Spitfire (1940s-1950s)</text:p>
      <text:p text:style-name="P2">Hawker Tempest (1940s-1950s)</text:p>
      <text:p text:style-name="P2">Hawker Hurricane (1940s-1950s)</text:p>
      <text:p text:style-name="P2">de Havilland Vampire (1948-1970s)</text:p>
      <text:p text:style-name="P1">Folland Gnat (1950s-1979)</text:p>
      <text:p text:style-name="P2">Hawker Hunter (1957-1990s)</text:p>
      <text:p text:style-name="P1">Dassault Ouragan (Toofani) (1953-1970s)</text:p>
      <text:p text:style-name="P2">Dassault Mystère IVA (1957-1970s)</text:p>
      <text:p text:style-name="P2">Mikoyan-Gurevich MiG-21 (Fishbed) (1963-2025)<text:line-break/><text:tab/>MiG-21FL</text:p>
      <text:list text:style-name="L1">
        <text:list-item>
          <text:p text:style-name="P3">MiG-21M</text:p>
        </text:list-item>
      </text:list>
      <text:list text:style-name="L2">
        <text:list-item>
          <text:p text:style-name="P4">MiG-21MF</text:p>
        </text:list-item>
      </text:list>
      <text:list text:style-name="L3">
        <text:list-item>
          <text:p text:style-name="P5">MiG-21bis</text:p>
        </text:list-item>
      </text:list>
      <text:list text:style-name="L4">
        <text:list-item>
          <text:p text:style-name="P6">MiG-21 Bison (modernised)</text:p>
        </text:list-item>
      </text:list>
      <text:p text:style-name="P2"/>
      <text:p text:style-name="P2">Mikoyan-Gurevich MiG-23MF/BN (1980s-2007)</text:p>
      <text:p text:style-name="P2">Sukhoi Su-7BMK (1968-1986)</text:p>
      <text:p text:style-name="P2">HAL HF-24 Marut (1960s-1980s)</text:p>
      <text:p text:style-name="P2">Mikoyan-Gurevich MiG-27ML (Bahadur) (1980s-2019)</text:p>
      <text:p text:style-name="P2">Sukhoi Su-30MKI</text:p>
      <text:p text:style-name="P2">Dassault Rafale</text:p>
      <text:p text:style-name="P2">Dassault Mirage 2000H</text:p>
      <text:p text:style-name="P7"><text:span text:style-name="T1">Mikoyan MiG-29UPG/</text:span>MiG-29 (Baaz)</text:p>
      <text:p text:style-name="P8"><text:span text:style-name="Strong_20_Emphasis"><text:span text:style-name="T1">SEPECAT Jaguar (Shamsher)<text:line-break/></text:span></text:span><text:span text:style-name="Strong_20_Emphasis">HAL Tejas (LCA)</text:span></text:p>
      <text:p text:style-name="P8"><text:span text:style-name="Strong_20_Emphasis"><text:span text:style-name="T1">English Electric Canberra<text:line-break/></text:span></text:span><text:span text:style-name="Strong_20_Emphasis">MiG-25RB (Foxbat)<text:line-break/>HAL Tejas Mk1 / Mk1A<text:line-break/></text:span><text:span text:style-name="Strong_20_Emphasis"><text:span text:style-name="T2">HAL Ajeet: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1:06:28.944520692</meta:creation-date>
    <dc:date>2025-12-18T21:11:50.089185201</dc:date>
    <meta:editing-duration>PT5M21S</meta:editing-duration>
    <meta:editing-cycles>1</meta:editing-cycles>
    <meta:document-statistic meta:table-count="0" meta:image-count="0" meta:object-count="0" meta:page-count="1" meta:paragraph-count="23" meta:word-count="86" meta:character-count="729" meta:non-whitespace-character-count="668"/>
    <meta:generator>LibreOffice/25.8.3.2$Linux_X86_64 LibreOffice_project/580$Build-2</meta:generator>
  </office:meta>
</office:document-meta>
</file>